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eda46" officeooo:paragraph-rsid="001eda46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fo:font-weight="normal" officeooo:rsid="001eda46" officeooo:paragraph-rsid="001eda46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f8a5a" officeooo:paragraph-rsid="001f8a5a" style:font-size-asian="14pt" style:font-weight-asian="normal" style:font-size-complex="16pt" style:font-weight-complex="normal"/>
    </style:style>
    <style:style style:name="T1" style:family="text">
      <style:text-properties officeooo:rsid="001ed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ies</text:p>
      <text:p text:style-name="P1"/>
      <text:p text:style-name="P2">SELECT p.partnership_id, p.name, p.status</text:p>
      <text:p text:style-name="P2">FROM Partnerships p</text:p>
      <text:p text:style-name="P2">JOIN PartnershipUsers pu ON p.partnership_id = pu.partnership_id</text:p>
      <text:p text:style-name="P2">JOIN Users u ON pu.user_id = u.user_id</text:p>
      <text:p text:style-name="P2">WHERE u.company_id = [specific_company_id]</text:p>
      <text:p text:style-name="P2">AND u.user_id = [specific_user_id]</text:p>
      <text:p text:style-name="P2">AND p.status = “Active”</text:p>
      <text:p text:style-name="P2"/>
      <text:p text:style-name="P2">SELECT u.user_id, u.name, u.role</text:p>
      <text:p text:style-name="P2">FROM Users u</text:p>
      <text:p text:style-name="P2">WHERE u.company_id = [specific_company_id]</text:p>
      <text:p text:style-name="P2"/>
      <text:p text:style-name="P3">SELECT u.user_id, u.name, pu.role</text:p>
      <text:p text:style-name="P3">FROM Users u</text:p>
      <text:p text:style-name="P3">JOIN PartnershipUsers pu ON u.user_id = pu.user_id</text:p>
      <text:p text:style-name="P3">WHERE pu.partnership_id = [specific_partnership_id]</text:p>
      <text:p text:style-name="P3"/>
      <text:p text:style-name="P3">SELECT SUM(pc.partner_contributions_amount) AS TotalRevenue</text:p>
      <text:p text:style-name="P3">FROM PartnerContributions pc</text:p>
      <text:p text:style-name="P3">JOIN Oppurtunities o ON pc.oppurtunity_id = o.oppurtunity_id</text:p>
      <text:p text:style-name="P3">JOIN Partnerships p ON o.partnership_id = p.partnership_id</text:p>
      <text:p text:style-name="P3">WHERE p.partnership_id = [ specific_partnership_id]</text:p>
      <text:p text:style-name="P3">AND pc.company_id = <text:span text:style-name="T1">[specific_company_id]</text:span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7:17:01.940582086</meta:creation-date>
    <dc:date>2024-12-31T17:33:54.659290143</dc:date>
    <meta:editing-duration>PT6M42S</meta:editing-duration>
    <meta:editing-cycles>1</meta:editing-cycles>
    <meta:document-statistic meta:table-count="0" meta:image-count="0" meta:object-count="0" meta:page-count="1" meta:paragraph-count="22" meta:word-count="93" meta:character-count="798" meta:non-whitespace-character-count="725"/>
    <meta:generator>LibreOffice/7.3.7.2$Linux_X86_64 LibreOffice_project/30$Build-2</meta:generator>
  </office:meta>
</office:document-meta>
</file>